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6a9a6"/>
    </style:style>
    <style:style style:name="P3" style:family="paragraph" style:parent-style-name="Text_20_body">
      <style:text-properties officeooo:rsid="001b62ff" officeooo:paragraph-rsid="001b62ff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font-size="10pt" officeooo:rsid="00249e95" officeooo:paragraph-rsid="00249e95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fo:font-size="10pt" officeooo:rsid="0028ee90" officeooo:paragraph-rsid="0028ee90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font-size="10pt" officeooo:rsid="0029a719" officeooo:paragraph-rsid="0029a719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font-size="10pt" officeooo:rsid="00363a38" officeooo:paragraph-rsid="00363a38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style:font-name="LM Mono 10" fo:font-size="10pt" officeooo:rsid="0036086e" officeooo:paragraph-rsid="0036086e" style:font-size-asian="8.75pt" style:font-size-complex="10pt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style:font-name="LM Mono 10" fo:font-size="10pt" officeooo:rsid="0036086e" officeooo:paragraph-rsid="0036086e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style:font-name="LM Mono 10" fo:font-size="10pt" officeooo:rsid="0028ee90" officeooo:paragraph-rsid="0028ee90" style:font-size-asian="10pt" style:font-size-complex="10pt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style:font-name="LM Mono 10" fo:font-size="9pt" officeooo:rsid="0036086e" officeooo:paragraph-rsid="0036086e" style:font-size-asian="9pt" style:font-size-complex="9pt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style:font-name="LM Mono 10" officeooo:rsid="0036086e" officeooo:paragraph-rsid="0036086e"/>
    </style:style>
    <style:style style:name="P13" style:family="paragraph" style:parent-style-name="Title">
      <style:text-properties officeooo:rsid="00188edd" officeooo:paragraph-rsid="00188edd"/>
    </style:style>
    <style:style style:name="P14" style:family="paragraph" style:parent-style-name="Standard" style:master-page-name="First_20_Page">
      <style:paragraph-properties style:page-number="auto"/>
    </style:style>
    <style:style style:name="P15" style:family="paragraph" style:parent-style-name="Standard">
      <style:text-properties officeooo:rsid="003a60f8" officeooo:paragraph-rsid="003a60f8"/>
    </style:style>
    <style:style style:name="P16" style:family="paragraph" style:parent-style-name="Text_20_body" style:list-style-name="">
      <style:paragraph-properties fo:margin-top="0in" fo:margin-bottom="0in" loext:contextual-spacing="false" fo:line-height="100%"/>
      <style:text-properties officeooo:rsid="00363a38" officeooo:paragraph-rsid="00363a38"/>
    </style:style>
    <style:style style:name="P17" style:family="paragraph" style:parent-style-name="Text_20_body">
      <style:paragraph-properties fo:margin-top="0in" fo:margin-bottom="0in" loext:contextual-spacing="false" fo:line-height="100%"/>
      <style:text-properties fo:font-size="10pt" officeooo:rsid="003e78ad" officeooo:paragraph-rsid="003e78ad" style:font-size-asian="10pt" style:font-size-complex="10pt"/>
    </style:style>
    <style:style style:name="P18" style:family="paragraph" style:parent-style-name="Text_20_body">
      <style:paragraph-properties fo:margin-top="0in" fo:margin-bottom="0in" loext:contextual-spacing="false" fo:line-height="100%"/>
      <style:text-properties style:font-name="LM Mono 10" fo:font-size="10pt" officeooo:rsid="00344abe" officeooo:paragraph-rsid="00344abe" style:font-size-asian="10pt" style:font-size-complex="10pt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style:font-name="LM Mono 10" fo:font-size="10pt" officeooo:rsid="003a60f8" officeooo:paragraph-rsid="003a60f8" style:font-size-asian="10pt" style:font-size-complex="10pt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style:font-name="LM Mono 10" fo:font-size="10pt" officeooo:rsid="003cbdf5" officeooo:paragraph-rsid="003cbdf5" style:font-size-asian="8.75pt" style:font-size-complex="10pt"/>
    </style:style>
    <style:style style:name="P21" style:family="paragraph" style:parent-style-name="Text_20_body" style:list-style-name="">
      <style:paragraph-properties fo:margin-top="0in" fo:margin-bottom="0in" loext:contextual-spacing="false" fo:line-height="100%"/>
      <style:text-properties officeooo:rsid="003dd3ae" officeooo:paragraph-rsid="003dd3ae"/>
    </style:style>
    <style:style style:name="P22" style:family="paragraph" style:parent-style-name="Text_20_body">
      <style:text-properties officeooo:rsid="003a60f8" officeooo:paragraph-rsid="003a60f8"/>
    </style:style>
    <style:style style:name="P23" style:family="paragraph" style:parent-style-name="Heading_20_1">
      <style:text-properties officeooo:rsid="0016a9a6" officeooo:paragraph-rsid="0016a9a6"/>
    </style:style>
    <style:style style:name="P24" style:family="paragraph" style:parent-style-name="Heading_20_1" style:list-style-name="">
      <style:text-properties officeooo:rsid="0016a9a6" officeooo:paragraph-rsid="0016a9a6"/>
    </style:style>
    <style:style style:name="P25" style:family="paragraph" style:parent-style-name="Heading_20_1">
      <style:paragraph-properties fo:break-before="page"/>
      <style:text-properties officeooo:rsid="0016a9a6" officeooo:paragraph-rsid="0016a9a6"/>
    </style:style>
    <style:style style:name="P26" style:family="paragraph" style:parent-style-name="Heading_20_2">
      <style:text-properties officeooo:rsid="0029a719" officeooo:paragraph-rsid="0029a719"/>
    </style:style>
    <style:style style:name="P27" style:family="paragraph" style:parent-style-name="Heading_20_2">
      <style:text-properties officeooo:rsid="002bbf49" officeooo:paragraph-rsid="002bbf49"/>
    </style:style>
    <style:style style:name="P28" style:family="paragraph" style:parent-style-name="Heading_20_3">
      <style:text-properties officeooo:rsid="0029a719" officeooo:paragraph-rsid="0029a719"/>
    </style:style>
    <style:style style:name="P29" style:family="paragraph" style:parent-style-name="Heading_20_3">
      <style:text-properties officeooo:rsid="002ac01d" officeooo:paragraph-rsid="002ac01d"/>
    </style:style>
    <style:style style:name="P30" style:family="paragraph" style:parent-style-name="Heading_20_3" style:list-style-name="">
      <style:text-properties officeooo:rsid="00249e95" officeooo:paragraph-rsid="00249e95"/>
    </style:style>
    <style:style style:name="P31" style:family="paragraph" style:parent-style-name="Heading_20_3">
      <style:text-properties officeooo:rsid="003a60f8" officeooo:paragraph-rsid="003a60f8"/>
    </style:style>
    <style:style style:name="P32" style:family="paragraph" style:parent-style-name="Heading_20_3">
      <style:text-properties officeooo:rsid="003c4c47" officeooo:paragraph-rsid="003c4c47"/>
    </style:style>
    <style:style style:name="P33" style:family="paragraph" style:parent-style-name="Heading_20_3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c4c47" style:font-size-asian="10pt" style:font-size-complex="10pt"/>
    </style:style>
    <style:style style:name="T3" style:family="text">
      <style:text-properties fo:font-size="10pt" officeooo:rsid="003cbdf5" style:font-size-asian="10pt" style:font-size-complex="10pt"/>
    </style:style>
    <style:style style:name="T4" style:family="text">
      <style:text-properties officeooo:rsid="00249e95"/>
    </style:style>
    <style:style style:name="T5" style:family="text">
      <style:text-properties officeooo:rsid="003a5b70"/>
    </style:style>
    <style:style style:name="T6" style:family="text">
      <style:text-properties officeooo:rsid="003a60f8"/>
    </style:style>
    <style:style style:name="T7" style:family="text">
      <style:text-properties officeooo:rsid="003d039c"/>
    </style:style>
    <style:style style:name="T8" style:family="text">
      <style:text-properties officeooo:rsid="003d6f86"/>
    </style:style>
    <style:style style:name="T9" style:family="text">
      <style:text-properties officeooo:rsid="003e78ad"/>
    </style:style>
    <style:style style:name="T10" style:family="text">
      <style:text-properties officeooo:rsid="004018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/>
      <text:p text:style-name="Title"/>
      <text:p text:style-name="Title"/>
      <text:p text:style-name="Title"/>
      <text:p text:style-name="Title"/>
      <text:p text:style-name="Title">Matthew Hruz</text:p>
      <text:p text:style-name="P13">CS 4013: Compiler Construction</text:p>
      <text:p text:style-name="Title">Project <text:span text:style-name="T5">2</text:span></text:p>
      <text:h text:style-name="P25" text:outline-level="1">Introduction</text:h>
      <text:p text:style-name="P3">This report provides the details of my approach and implementation of Project <text:span text:style-name="T5">2</text:span>: The <text:span text:style-name="T5">Syntax</text:span> Analyzer, for CS 4013: Compiler Construction. <text:span text:style-name="T5">I will go into detail about my approach, showing my grammar at each transformation step, as well as the first and follow sets, together with the parse table.</text:span></text:p>
      <text:h text:style-name="P23" text:outline-level="1">Methodology</text:h>
      <text:p text:style-name="P15">&lt;insert methodology here&gt;</text:p>
      <text:p text:style-name="P15">&lt;grammar at each step&gt;</text:p>
      <text:p text:style-name="P15">&lt;first and follow sets&gt;</text:p>
      <text:p text:style-name="P15">&lt;parsing table&gt;</text:p>
      <text:h text:style-name="P23" text:outline-level="1">Implementation</text:h>
      <text:p text:style-name="P15">After completing the paper work, the coding was, as stated in the project description, relatively simple, albeit quite redundant. The code's format was very formulaic, to the point where I did briefly consider an approach where I would make a script to generate project 2's code for me. I did not end up implementing my code this way, however. My approach </text:p>
      <text:h text:style-name="P23" text:outline-level="1">Discussion and Conclusions</text:h>
      <text:p text:style-name="P22">&lt;insert discussion here&gt;</text:p>
      <text:h text:style-name="P24" text:outline-level="1"/>
      <text:h text:style-name="P25" text:outline-level="1">Appendix I: Sample Inputs and Outputs</text:h>
      <text:p text:style-name="P2"/>
      <text:h text:style-name="P26" text:outline-level="2">Input</text:h>
      <text:h text:style-name="P28" text:outline-level="3"><text:span text:style-name="T8">Syntacticly Valid</text:span> Program</text:h>
      <text:p text:style-name="P9"/>
      <text:p text:style-name="P11">program fullProg(xVar, yVar);</text:p>
      <text:p text:style-name="P11"><text:tab/>var x, y: integer;</text:p>
      <text:p text:style-name="P11"><text:tab/>var z: real;</text:p>
      <text:p text:style-name="P11"><text:tab/>var someArray: array[1..5] of real; {inline comment}</text:p>
      <text:p text:style-name="P11"><text:tab/></text:p>
      <text:p text:style-name="P11"><text:tab/>function gcd (a, b : integer) : integer;</text:p>
      <text:p text:style-name="P11"><text:tab/>begin</text:p>
      <text:p text:style-name="P11"><text:tab/><text:tab/>if b = 0 then gcd:=a {ensure that gcd id is the same throughout}</text:p>
      <text:p text:style-name="P11"><text:tab/><text:tab/>else gcd := gcd(b, a mod b)</text:p>
      <text:p text:style-name="P11"><text:tab/>end;</text:p>
      <text:p text:style-name="P11"/>
      <text:p text:style-name="P11"/>
      <text:p text:style-name="P11"><text:tab/>procedure aProc;</text:p>
      <text:p text:style-name="P11"><text:tab/><text:tab/>var w: integer;</text:p>
      <text:p text:style-name="P11"><text:tab/><text:tab/>begin</text:p>
      <text:p text:style-name="P11"><text:tab/><text:tab/><text:tab/>w := x div y;</text:p>
      <text:p text:style-name="P11"><text:tab/><text:tab/><text:tab/>while <text:s/>w &gt; 0 do</text:p>
      <text:p text:style-name="P11"><text:tab/><text:tab/><text:tab/><text:tab/>begin</text:p>
      <text:p text:style-name="P11"><text:tab/><text:tab/><text:tab/><text:tab/><text:tab/>w := w - 1;</text:p>
      <text:p text:style-name="P11"><text:tab/><text:tab/><text:tab/><text:tab/><text:tab/>if x &lt;&gt; 0 {or 1 and x &lt; -5} then x := x + 1 else z := z/2.0;</text:p>
      <text:p text:style-name="P11"><text:tab/><text:tab/><text:tab/><text:tab/><text:tab/>if not((10 mod 3) &lt;= 3) then x:=2*5 else z:=5.2;</text:p>
      <text:p text:style-name="P11"><text:tab/><text:tab/><text:tab/><text:tab/><text:tab/>if 10&gt;=3 then x:=2*5 else z:=5.2;</text:p>
      <text:p text:style-name="P11"><text:tab/><text:tab/><text:tab/><text:tab/><text:tab/>if 6&gt;5 <text:s/>then x:=2*5 else z:=5.2;</text:p>
      <text:p text:style-name="P11"><text:tab/><text:tab/><text:tab/><text:tab/><text:tab/>if 6&lt;5 <text:s/>then x:=2*5 else z:=5.2;</text:p>
      <text:p text:style-name="P11"><text:tab/><text:tab/><text:tab/><text:tab/><text:tab/>if 10&lt;=3 then x:=2*5 else z:=5.2;</text:p>
      <text:p text:style-name="P11"><text:tab/><text:tab/><text:tab/><text:tab/><text:tab/>x := 3 and 4;</text:p>
      <text:p text:style-name="P11"><text:tab/><text:tab/><text:tab/><text:tab/><text:tab/>x := 4 or 5</text:p>
      <text:p text:style-name="P11"><text:tab/><text:tab/><text:tab/><text:tab/>end</text:p>
      <text:p text:style-name="P11"><text:tab/><text:tab/>end;</text:p>
      <text:p text:style-name="P11"><text:tab/></text:p>
      <text:p text:style-name="P11"><text:tab/>begin</text:p>
      <text:p text:style-name="P11"><text:tab/><text:tab/>var a: real; b: real; c: real; d: real;</text:p>
      <text:p text:style-name="P11"><text:tab/><text:tab/>a:=42.E4;</text:p>
      <text:p text:style-name="P11"><text:tab/><text:tab/>b :=42.0E2;</text:p>
      <text:p text:style-name="P11"><text:tab/><text:tab/>c:= -42.6E;</text:p>
      <text:p text:style-name="P11"><text:tab/><text:tab/>d := 42.0EA;</text:p>
      <text:p text:style-name="P11"><text:tab/><text:tab/>x := 17;</text:p>
      <text:p text:style-name="P11"><text:tab/><text:tab/>y :=-4;</text:p>
      <text:p text:style-name="P11"><text:tab/><text:tab/>a := a + b;</text:p>
      <text:p text:style-name="P11"><text:tab/><text:tab/>gcd(x, y);</text:p>
      <text:p text:style-name="P11"><text:tab/><text:tab/>aProc()</text:p>
      <text:p text:style-name="P11"><text:tab/>end</text:p>
      <text:p text:style-name="P11">{this is a comment}</text:p>
      <text:p text:style-name="P11">.</text:p>
      <text:p text:style-name="P6">.</text:p>
      <text:h text:style-name="P29" text:outline-level="3"><text:soft-page-break/><text:span text:style-name="T6">Syntacticaly Invalid</text:span> Program</text:h>
      <text:p text:style-name="P19">&lt;insert program here&gt;</text:p>
      <text:p text:style-name="P18"/>
      <text:h text:style-name="P31" text:outline-level="3">Mix of Syntacticly Valid and Syntacticly Invalid statements</text:h>
      <text:p text:style-name="P10">"program" KEYWORD progStart</text:p>
      <text:p text:style-name="P10">"var" KEYWORD varDeclare</text:p>
      <text:p text:style-name="P10">"not" KEYWORD negation</text:p>
      <text:p text:style-name="P10">"while" KEYWORD loopCond</text:p>
      <text:p text:style-name="P10">"do" KEYWORD loopBegin</text:p>
      <text:p text:style-name="P10">"if" KEYWORD condIf</text:p>
      <text:p text:style-name="P10">"then" KEYWORD condThen</text:p>
      <text:p text:style-name="P10">"else" KEYWORD condElse</text:p>
      <text:p text:style-name="P10">"begin" KEYWORD compStmtStart</text:p>
      <text:p text:style-name="P10">"end" KEYWORD compStmtEnd</text:p>
      <text:p text:style-name="P10">"function" KEYWORD subProgFunc</text:p>
      <text:p text:style-name="P10">"array" KEYWORD array</text:p>
      <text:p text:style-name="P10">"of" KEYWORD typeDec</text:p>
      <text:p text:style-name="P10">"integer" KEYWORD intType</text:p>
      <text:p text:style-name="P10">"real" KEYWORD realType</text:p>
      <text:p text:style-name="P10">"[" KEYWORD openBracket</text:p>
      <text:p text:style-name="P10">"]" KEYWORD closeBracket</text:p>
      <text:p text:style-name="P10">".." KEYWORD arrayRange</text:p>
      <text:p text:style-name="P10">"(" KEYWORD openParen</text:p>
      <text:p text:style-name="P10">")" KEYWORD closeParen</text:p>
      <text:p text:style-name="P10">";" KEYWORD endStmnt</text:p>
      <text:p text:style-name="P10">":" KEYWORD semicolon</text:p>
      <text:p text:style-name="P10">"," KEYWORD comma</text:p>
      <text:p text:style-name="P10">"+" SIGNOP positive</text:p>
      <text:p text:style-name="P10">"-" SIGNOP negative</text:p>
      <text:p text:style-name="P10">"." KEYWORD progEnd</text:p>
      <text:p text:style-name="P5"/>
      <text:h text:style-name="P27" text:outline-level="2">Output</text:h>
      <text:h text:style-name="P32" text:outline-level="3">Valid Syntax output</text:h>
      <text:p text:style-name="P12"><text:span text:style-name="T2">&lt;insert </text:span><text:span text:style-name="T3">output here</text:span><text:span text:style-name="T2">&gt;</text:span><text:span text:style-name="T1"> <text:s text:c="12"/></text:span><text:s text:c="9"/></text:p>
      <text:h text:style-name="P32" text:outline-level="3">Invalid Syntax output</text:h>
      <text:p text:style-name="P20">&lt;insert output here&gt;</text:p>
      <text:h text:style-name="P32" text:outline-level="3">Mixed Syntax output</text:h>
      <text:p text:style-name="P8"><text:s/><text:span text:style-name="T7">&lt;insert output here&gt;</text:span> <text:s text:c="30"/></text:p>
      <text:h text:style-name="P25" text:outline-level="1">Appendix II: Program Listings</text:h>
      <text:h text:style-name="P30" text:outline-level="3">main.py</text:h>
      <text:h text:style-name="P21" text:outline-level="3">&lt;insert code here in two-collumn format&gt;</text:h>
      <text:h text:style-name="P33" text:outline-level="3"><text:span text:style-name="T9">parser</text:span>.py</text:h>
      <text:p text:style-name="P17">&lt;insert code here in 2 <text:span text:style-name="T10">column</text:span> forma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29:00.453015097</meta:creation-date>
    <meta:generator>LibreOffice/4.3.3.2$Linux_X86_64 LibreOffice_project/430m0$Build-2</meta:generator>
    <dc:date>2015-12-19T18:37:55.683229524</dc:date>
    <meta:editing-duration>PT13H17M21S</meta:editing-duration>
    <meta:editing-cycles>39</meta:editing-cycles>
    <meta:document-statistic meta:table-count="0" meta:image-count="0" meta:object-count="0" meta:page-count="6" meta:paragraph-count="102" meta:word-count="455" meta:character-count="2790" meta:non-whitespace-character-count="2277"/>
  </office:meta>
</office:document-meta>
</file>